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fe7f5" draw:textarea-horizontal-align="justify" draw:textarea-vertical-align="middle" draw:auto-grow-height="false" fo:min-height="1.074cm" fo:min-width="3.758cm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 fo:min-height="1.074cm" fo:min-width="4.958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1.074cm" fo:min-width="5.758cm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1.074cm" fo:min-width="3.9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omyślnie-notes">
      <style:graphic-properties draw:fill-color="#ffffff" fo:min-height="13.364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cfe7f5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style:font-name="Consolas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custom-shape draw:style-name="gr1" draw:text-style-name="P2" xml:id="id3" draw:id="id3" draw:layer="layout" svg:width="4.4cm" svg:height="1.466cm" svg:x="5.6cm" svg:y="2.534cm">
          <text:p text:style-name="P1"><text:span text:style-name="T1">PathWithFile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cm" svg:height="1.466cm" svg:x="8cm" svg:y="8.734cm">
          <text:p text:style-name="P1"><text:span text:style-name="T1">File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cm" svg:height="1.466cm" svg:x="7.4cm" svg:y="11.934cm">
          <text:p text:style-name="P1"><text:span text:style-name="T1">FileExten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6cm" svg:height="1.466cm" svg:x="3.6cm" svg:y="6.734cm">
          <text:p text:style-name="P1"><text:span text:style-name="T1">FileNameWithoutExten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4cm" svg:height="1.466cm" svg:x="2.6cm" svg:y="4.8cm">
          <text:p text:style-name="P1"><text:span text:style-name="T1">Directory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4.4cm" svg:height="1.466cm" svg:x="20.8cm" svg:y="6.734cm">
          <text:p text:style-name="P1"><text:span text:style-name="T1">Directory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cm" svg:height="1.466cm" svg:x="2.6cm" svg:y="9.6cm">
          <text:p text:style-name="P1"><text:span text:style-name="T1">RelativeDirectory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4cm" svg:height="1.466cm" svg:x="2.2cm" svg:y="17.8cm">
          <text:p text:style-name="P1"><text:span text:style-name="T1">RelativePathWithFile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6cm" svg:height="1.466cm" svg:x="3cm" svg:y="15.134cm">
          <text:p text:style-name="P1"><text:span text:style-name="T1">AnyPathWithFile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4cm" svg:height="1.466cm" svg:x="19.6cm" svg:y="15.534cm">
          <text:p text:style-name="P1"><text:span text:style-name="T1">AnyDirectory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4.6cm" svg:height="1.466cm" svg:x="10.2cm" svg:y="16.734cm">
          <text:p text:style-name="P1"><text:span text:style-name="T1">Any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20.8cm" svg:y1="7.467cm" svg:x2="7cm" svg:y2="5.533cm" draw:start-shape="id1" draw:start-glue-point="3" draw:end-shape="id2" draw:end-glue-point="1" svg:d="M20800 7467c-10348 0-3449-1934-13800-1934" svg:viewBox="0 0 13801 1935">
          <text:p text:style-name="P1"><text:span text:style-name="T1">DirectoryName()</text:span></text:p>
        </draw:connector>
        <draw:connector draw:style-name="gr5" draw:text-style-name="P4" draw:layer="layout" draw:type="curve" draw:line-skew="1.11cm -1.645cm" svg:x1="25.2cm" svg:y1="7.467cm" svg:x2="23cm" svg:y2="6.734cm" draw:start-shape="id1" draw:start-glue-point="1" draw:end-shape="id1" draw:end-glue-point="0" svg:d="M25200 7467c2418 0 2016-1440 861-2428s-3061-1524-3061 1695" svg:viewBox="0 0 3977 3190">
          <text:p text:style-name="P1"><text:span text:style-name="T1">&lt;Parent&gt;()</text:span></text:p>
          <text:p text:style-name="P1"><text:span text:style-name="T1">Root()</text:span></text:p>
          <text:p text:style-name="P1"><text:span text:style-name="T1">operator+()</text:span></text:p>
        </draw:connector>
        <draw:connector draw:style-name="gr5" draw:text-style-name="P3" draw:layer="layout" draw:type="curve" svg:x1="20.8cm" svg:y1="7.467cm" svg:x2="10cm" svg:y2="3.267cm" draw:start-shape="id1" draw:start-glue-point="3" draw:end-shape="id3" svg:d="M20800 7467c-8098 0-2699-4200-10800-4200" svg:viewBox="0 0 10801 4201">
          <text:p text:style-name="P5"><text:span text:style-name="T1">operator+()</text:span></text:p>
          <text:p text:style-name="P5"><text:span text:style-name="T1"/></text:p>
        </draw:connector>
        <draw:connector draw:style-name="gr5" draw:text-style-name="P3" draw:layer="layout" draw:type="curve" svg:x1="23cm" svg:y1="8.2cm" svg:x2="21.8cm" svg:y2="15.534cm" draw:start-shape="id1" draw:start-glue-point="2" draw:end-shape="id4" draw:end-glue-point="0" svg:d="M23000 8200c0 5502-1200 1835-1200 7334" svg:viewBox="0 0 1201 7335">
          <text:p text:style-name="P1"><text:span text:style-name="T1">AsAnyDirectoryPath()</text:span></text:p>
        </draw:connector>
        <draw:connector draw:style-name="gr5" draw:text-style-name="P3" draw:layer="layout" draw:type="curve" svg:x1="22.98cm" svg:y1="8.2cm" svg:x2="12.5cm" svg:y2="16.734cm" draw:end-shape="id5" draw:end-glue-point="0" svg:d="M22980 8200c0 6025-10480 1759-10480 8534" svg:viewBox="0 0 10481 8535">
          <text:p text:style-name="P1"><text:span text:style-name="T1">AsAnyPath()</text:span></text:p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4T21:56:55.110000000</meta:creation-date>
    <dc:date>2015-06-14T22:08:02.170000000</dc:date>
    <meta:editing-duration>PT11M12S</meta:editing-duration>
    <meta:editing-cycles>8</meta:editing-cycles>
    <meta:generator>LibreOffice/4.4.3.2$Windows_x86 LibreOffice_project/88805f81e9fe61362df02b9941de8e38a9b5fd16</meta:generator>
    <meta:document-statistic meta:object-count="39"/>
  </office:meta>
</office:document-meta>
</file>